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Structure.getProperty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tructure.XMPStru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PStructure.getValu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tructure.getProperty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Structure.to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PStructure.setProperty( XMP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tructure.getProperty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tructure.getSimp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tructur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tructure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